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ico" svg:font-family="Mico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Microsoft Sans Serif" svg:font-family="'Microsoft Sans Serif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40pt" fo:font-weight="bold" style:font-size-asian="40pt" style:font-weight-asian="bold" style:font-size-complex="40pt" style:font-weight-complex="bold"/>
    </style:style>
    <style:style style:name="P4" style:family="paragraph" style:parent-style-name="Standard">
      <style:text-properties style:font-name="Franklin Gothic Medium"/>
    </style:style>
    <style:style style:name="P5" style:family="paragraph" style:parent-style-name="Standard">
      <style:paragraph-properties>
        <style:tab-stops>
          <style:tab-stop style:position="1.032cm"/>
        </style:tab-stops>
      </style:paragraph-properties>
      <style:text-properties style:font-name="Franklin Gothic Medium"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Franklin Gothic Medium" fo:font-size="22pt" fo:font-weight="bold" style:font-size-asian="22pt" style:font-weight-asian="bold" style:font-size-complex="22pt" style:font-weight-complex="bold"/>
    </style:style>
    <style:style style:name="P7" style:family="paragraph" style:parent-style-name="Standard">
      <style:text-properties style:font-name="Microsoft Sans Serif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Microsoft Sans Seri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Mico"/>
    </style:style>
    <style:style style:name="T3" style:family="text">
      <style:text-properties style:font-name="Microsoft Sans Serif"/>
    </style:style>
    <style:style style:name="T4" style:family="text">
      <style:text-properties style:font-name="Microsoft Sans Serif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Organización del personal (gestión del equipo)</text:span></text:p>
      <text:p text:style-name="P5"><text:tab/></text:p>
      <text:p text:style-name="P6">1-.Estructura del equipo</text:p>
      <text:p text:style-name="P1"><text:tab/> </text:p>
      <text:p text:style-name="P2"><text:tab/><text:span text:style-name="T4">El modelo de gestión que vamos a seguir va ser el descentralizado democrático, pero con cierta flexibilidad a para ir adquiriendo algunas características del descentralizado, con el fin de <text:s/>realizar tareas en las que se precise un jefe que guíe a los demás trabajadores. Estos jefes se elegirán por consenso entre los miembros del grupo según, por ejemplo, sus conocimientos acerca de la tarea a realizar o capacidad de liderazgo. De este modo, alguien puede tomar la iniciativa en una tarea en la que esté experimentado y enseñar a los demás.</text:span></text:p>
      <text:p text:style-name="P7"/>
      <text:p text:style-name="P7">La comunicación en nuestro proyecto es clave y horizontal. Se realizan reuniones cada semana para debatir, plantear dudas y tomar decisiones. En estas tomas de decisiones, se plantean todas las opciones que aparecen y se somete a votación entre los miembros del grupo. <text:s/>Además de las reuniones, la comunicación es diaria mediante aplicaciones como Slack, donde se llevan a cabo dichas votaciones. </text:p>
      <text:p text:style-name="P7"/>
      <text:p text:style-name="P7">Respecto a la asignación de tareas, nos dividimos en pequeños grupos de dos o tres personas sin jefes para elaborarlas, según las preferencias de los miembros. De este modo se facilita la comunicación entre los integrantes del equipo y se mejora la química entre ellos al ser una actividad elegida y no impuesta.</text:p>
      <text:p text:style-name="P7"/>
      <text:p text:style-name="P7">Sin embargo, se ha nombrado a Santiago el coordinador general del proyecto, cuya función será agilizar todo el proceso de elección y asignación de tareas y asegurarse de la organización del trabajo.</text:p>
      <text:p text:style-name="P7"/>
      <text:p text:style-name="P7">Tenemos la siguiente organización que se mantendrá a lo largo de todo el proyecto:</text:p>
      <text:p text:style-name="P7"><text:tab/></text:p>
      <text:p text:style-name="P7"><text:tab/>-Marketing: Santiago y Alberto.</text:p>
      <text:p text:style-name="P7"><text:tab/>-Documentación: Jaime, Juan Carlos y Pablo.</text:p>
      <text:p text:style-name="P7"><text:tab/>-Diseño:Rubén y Adrián.</text:p>
      <text:p text:style-name="P7"><text:tab/>-Coordinador general: Santiago.</text:p>
      <text:p text:style-name="P7"><text:tab/>-Coordinador técnico: Pedro.</text:p>
      <text:p text:style-name="P7"/>
      <text:p text:style-name="P7">Para mantener en orden de qué tareas se encargan los diferentes integrantes del grupo, usamos Trello. </text:p>
      <text:p text:style-name="P7"/>
      <text:p text:style-name="P7"><text:soft-page-break/>En esta aplicación dividimos las tareas, fijamos los plazos de entrega, revisiones, y actualizamos diariamente el estado de nuestros trabajos. De esta forma nos aseguramos de que todos los integrantes del grupo sepamos en tiempo real cómo va el proyecto y así involucrar a todo el equipo en cada tarea. </text:p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ico" svg:font-family="Mico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Microsoft Sans Serif" svg:font-family="'Microsoft Sans Serif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02T13:33:16.52</meta:creation-date>
    <meta:editing-duration>PT22M10S</meta:editing-duration>
    <meta:editing-cycles>4</meta:editing-cycles>
    <meta:generator>OpenOffice/4.1.7$Win32 OpenOffice.org_project/417m1$Build-9800</meta:generator>
    <meta:initial-creator>admin </meta:initial-creator>
    <dc:date>2019-11-18T21:16:52.10</dc:date>
    <meta:document-statistic meta:table-count="0" meta:image-count="0" meta:object-count="0" meta:page-count="2" meta:paragraph-count="17" meta:word-count="346" meta:character-count="2173"/>
  </office:meta>
</office:document-meta>
</file>